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1.97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38cm" fo:min-width="3.3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1.164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895cm" fo:min-width="3.945cm"/>
      <style:paragraph-properties style:writing-mode="lr-tb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93cm" svg:height="1.905cm" svg:x="8.737cm" svg:y="1.31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81cm" svg:height="1.788cm" svg:x="8.62cm" svg:y="3.992cm">
          <text:p text:style-name="P1">Input data custom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81cm" svg:height="1.788cm" svg:x="8.62cm" svg:y="6.55cm">
          <text:p text:style-name="P1">Transaksi Masuk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327cm" svg:height="2.858cm" svg:x="8.82cm" svg:y="9.207cm">
          <text:p text:style-name="P3"><text:span text:style-name="T1">Bayar langsung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3.81cm" svg:height="1.788cm" svg:x="8.62cm" svg:y="13.55cm">
          <text:p text:style-name="P1">Input Baya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788cm" svg:x="8.62cm" svg:y="16.35cm">
          <text:p text:style-name="P1">Transaksi Masuk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484cm" svg:y1="12.065cm" svg:x2="10.525cm" svg:y2="13.55cm" draw:start-shape="id1" draw:start-glue-point="6" draw:end-shape="id2" draw:end-glue-point="0" svg:d="M10484 12065l41 1485" svg:viewBox="0 0 42 1486">
          <text:p text:style-name="P1">Ya</text:p>
        </draw:connector>
        <draw:connector draw:style-name="gr5" draw:text-style-name="P5" draw:layer="layout" draw:type="line" svg:x1="10.525cm" svg:y1="15.338cm" svg:x2="10.525cm" svg:y2="16.35cm" draw:start-shape="id2" draw:start-glue-point="2" draw:end-shape="id3" draw:end-glue-point="0" svg:d="M10525 15338v1012" svg:viewBox="0 0 1 1013">
          <text:p/>
        </draw:connector>
        <draw:connector draw:style-name="gr6" draw:text-style-name="P5" draw:layer="layout" draw:type="line" svg:x1="10.484cm" svg:y1="3.222cm" svg:x2="10.525cm" svg:y2="3.992cm" draw:start-shape="id4" draw:start-glue-point="8" draw:end-shape="id5" draw:end-glue-point="0" svg:d="M10484 3222l41 770" svg:viewBox="0 0 42 771">
          <text:p/>
        </draw:connector>
        <draw:connector draw:style-name="gr7" draw:text-style-name="P5" draw:layer="layout" draw:type="line" svg:x1="10.525cm" svg:y1="5.78cm" svg:x2="10.525cm" svg:y2="6.55cm" draw:start-shape="id5" draw:start-glue-point="2" draw:end-shape="id6" draw:end-glue-point="0" svg:d="M10525 5780v770" svg:viewBox="0 0 1 771">
          <text:p/>
        </draw:connector>
        <draw:connector draw:style-name="gr8" draw:text-style-name="P5" draw:layer="layout" draw:type="line" svg:x1="10.525cm" svg:y1="8.338cm" svg:x2="10.484cm" svg:y2="9.207cm" draw:start-shape="id6" draw:start-glue-point="2" draw:end-shape="id1" draw:end-glue-point="4" svg:d="M10525 8338l-41 869" svg:viewBox="0 0 42 870">
          <text:p/>
        </draw:connector>
        <draw:custom-shape draw:style-name="gr9" draw:text-style-name="P2" xml:id="id7" draw:id="id7" draw:layer="layout" svg:width="4.445cm" svg:height="2.145cm" svg:x="8.302cm" svg:y="19.175cm">
          <text:p text:style-name="P1">Data masuk ke data pending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0.525cm" svg:y1="18.138cm" svg:x2="10.524cm" svg:y2="19.175cm" draw:start-shape="id3" draw:start-glue-point="2" draw:end-shape="id7" draw:end-glue-point="0" svg:d="M10525 18138l-1 1037" svg:viewBox="0 0 2 1038">
          <text:p/>
        </draw:connector>
        <draw:custom-shape draw:style-name="gr3" draw:text-style-name="P4" xml:id="id8" draw:id="id8" draw:layer="layout" svg:width="3.327cm" svg:height="2.858cm" svg:x="8.82cm" svg:y="22.208cm">
          <text:p text:style-name="P3"><text:span text:style-name="T1">Ceta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9" draw:id="id9" draw:layer="layout" svg:width="4.445cm" svg:height="2.145cm" svg:x="8.32cm" svg:y="26.25cm">
          <text:p text:style-name="P1">Cetak Struk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0.524cm" svg:y1="21.32cm" svg:x2="10.484cm" svg:y2="22.208cm" draw:start-shape="id7" draw:start-glue-point="2" draw:end-shape="id8" draw:end-glue-point="4" svg:d="M10524 21320l-40 888" svg:viewBox="0 0 41 889">
          <text:p/>
        </draw:connector>
        <draw:connector draw:style-name="gr12" draw:text-style-name="P5" draw:layer="layout" draw:type="line" svg:x1="10.484cm" svg:y1="25.066cm" svg:x2="10.542cm" svg:y2="26.25cm" draw:start-shape="id8" draw:start-glue-point="6" draw:end-shape="id9" draw:end-glue-point="0" svg:d="M10484 25066l58 1184" svg:viewBox="0 0 59 118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1T19:02:32.163000000</meta:creation-date>
    <dc:date>2022-06-11T20:45:31.948000000</dc:date>
    <meta:editing-duration>PT1H12M28S</meta:editing-duration>
    <meta:editing-cycles>1</meta:editing-cycles>
    <meta:document-statistic meta:object-count="17"/>
    <meta:generator>LibreOffice/7.3.3.2$Windows_X86_64 LibreOffice_project/d1d0ea68f081ee2800a922cac8f79445e4603348</meta:generator>
  </office:meta>
</office:document-meta>
</file>